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8000000289915660A01307A8B.png" manifest:media-type="image/png"/>
  <manifest:file-entry manifest:full-path="Pictures/100000000000002800000028026EAC1567EB06C8.png" manifest:media-type="image/png"/>
  <manifest:file-entry manifest:full-path="Pictures/1000000000000028000000286B15C831E317C036.png" manifest:media-type="image/png"/>
  <manifest:file-entry manifest:full-path="Pictures/100000000000002800000028934C97EFD96F4621.png" manifest:media-type="image/png"/>
  <manifest:file-entry manifest:full-path="Pictures/10000000000000280000002885E2D7B834857F38.png" manifest:media-type="image/png"/>
  <manifest:file-entry manifest:full-path="Pictures/100000000000002800000028DBEEAA8EBECABBCA.png" manifest:media-type="image/png"/>
  <manifest:file-entry manifest:full-path="Pictures/1000000000000028000000286A3AB56669F49350.png" manifest:media-type="image/png"/>
  <manifest:file-entry manifest:full-path="Pictures/100002010000020000000200015125E3C28026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byssinica SIL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8.615cm" fo:min-width="15.1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</style:style>
    <style:style style:name="gr7" style:family="graphic" style:parent-style-name="objectwithoutfill">
      <style:graphic-properties draw:marker-start="Arrowheads_20_13" draw:marker-end="Arrowheads_20_10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loext:graphic-properties draw:fill-color="#dee6ef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37cm" svg:height="18.865cm" svg:x="4.095cm" svg:y="2.1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2.54cm" svg:x="0.682cm" svg:y="8.937cm">
          <draw:image xlink:href="Pictures/100002010000020000000200015125E3C280269E.png" xlink:type="simple" xlink:show="embed" xlink:actuate="onLoad" draw:mime-type="image/png">
            <text:p/>
          </draw:image>
        </draw:frame>
        <draw:frame draw:style-name="gr3" draw:text-style-name="P4" draw:layer="layout" svg:width="1.057cm" svg:height="1.057cm" svg:x="4.07cm" svg:y="2.165cm">
          <draw:image xlink:href="Pictures/100000000000002800000028DBEEAA8EBECABBCA.png" xlink:type="simple" xlink:show="embed" xlink:actuate="onLoad" draw:mime-type="image/png">
            <text:p text:style-name="P3"><text:s text:c="18"/>Region</text:p>
          </draw:image>
        </draw:frame>
        <draw:frame draw:style-name="gr3" draw:text-style-name="P4" xml:id="id3" draw:id="id3" draw:layer="layout" svg:width="1.057cm" svg:height="1.057cm" svg:x="6.397cm" svg:y="9.572cm">
          <draw:image xlink:href="Pictures/10000000000000280000002885E2D7B834857F38.png" xlink:type="simple" xlink:show="embed" xlink:actuate="onLoad" draw:mime-type="image/png">
            <text:p text:style-name="P3"><text:tab/><text:tab/><text:tab/></text:p>
            <text:p text:style-name="P3"/>
            <text:p text:style-name="P3"/>
            <text:p text:style-name="P3">Route 53</text:p>
          </draw:image>
        </draw:frame>
        <draw:frame draw:style-name="gr3" draw:text-style-name="P4" xml:id="id4" draw:id="id4" draw:layer="layout" svg:width="1.057cm" svg:height="1.057cm" svg:x="9.785cm" svg:y="5.023cm">
          <draw:image xlink:href="Pictures/1000000000000028000000286A3AB56669F49350.png" xlink:type="simple" xlink:show="embed" xlink:actuate="onLoad" draw:mime-type="image/png">
            <text:p text:style-name="P3"><text:tab/><text:tab/><text:tab/><text:tab/>CloudFront</text:p>
          </draw:image>
        </draw:frame>
        <draw:frame draw:style-name="gr3" draw:text-style-name="P4" xml:id="id1" draw:id="id1" draw:layer="layout" svg:width="1.057cm" svg:height="1.057cm" svg:x="17.14cm" svg:y="5.049cm">
          <draw:image xlink:href="Pictures/1000000000000028000000286B15C831E317C036.png" xlink:type="simple" xlink:show="embed" xlink:actuate="onLoad" draw:mime-type="image/png">
            <text:p text:style-name="P3"><text:tab/><text:tab/>S3</text:p>
          </draw:image>
        </draw:frame>
        <draw:frame draw:style-name="gr3" draw:text-style-name="P4" xml:id="id2" draw:id="id2" draw:layer="layout" svg:width="1.057cm" svg:height="1.057cm" svg:x="17.088cm" svg:y="9.572cm">
          <draw:image xlink:href="Pictures/100000000000002800000028934C97EFD96F4621.png" xlink:type="simple" xlink:show="embed" xlink:actuate="onLoad" draw:mime-type="image/png">
            <text:p text:style-name="P3"><text:tab/><text:tab/><text:tab/><text:tab/></text:p>
            <text:p text:style-name="P3"/>
            <text:p text:style-name="P3"/>
            <text:p text:style-name="P3">CloudWatch</text:p>
          </draw:image>
        </draw:frame>
        <draw:frame draw:style-name="gr3" draw:text-style-name="P4" xml:id="id5" draw:id="id5" draw:layer="layout" svg:width="1.057cm" svg:height="1.057cm" svg:x="10.103cm" svg:y="12.325cm">
          <draw:image xlink:href="Pictures/100000000000002800000028026EAC1567EB06C8.png" xlink:type="simple" xlink:show="embed" xlink:actuate="onLoad" draw:mime-type="image/png">
            <text:p text:style-name="P3"><text:tab/><text:tab/></text:p>
            <text:p text:style-name="P3"/>
            <text:p text:style-name="P3"/>
            <text:p text:style-name="P3">SNS</text:p>
          </draw:image>
        </draw:frame>
        <draw:line draw:style-name="gr4" draw:text-style-name="P2" draw:layer="layout" svg:x1="10.525cm" svg:y1="5.127cm" svg:x2="17.192cm" svg:y2="5.127cm">
          <text:p/>
        </draw:line>
        <draw:line draw:style-name="gr4" draw:text-style-name="P2" draw:layer="layout" svg:x1="2.905cm" svg:y1="10.207cm" svg:x2="6.397cm" svg:y2="10.207cm">
          <text:p/>
        </draw:line>
        <draw:connector draw:style-name="gr5" draw:text-style-name="P2" draw:layer="layout" svg:x1="17.668cm" svg:y1="6.106cm" svg:x2="17.616cm" svg:y2="9.572cm" draw:start-shape="id1" draw:start-glue-point="2" draw:end-shape="id2" draw:end-glue-point="0" svg:d="M17668 6106v1733h-52v1733" svg:viewBox="0 0 53 3467">
          <text:p/>
        </draw:connector>
        <draw:connector draw:style-name="gr6" draw:text-style-name="P2" draw:layer="layout" svg:x1="7.454cm" svg:y1="10.1cm" svg:x2="9.785cm" svg:y2="5.551cm" draw:start-shape="id3" draw:end-shape="id4" draw:end-glue-point="3" svg:d="M7454 10100h1533v-4549h798" svg:viewBox="0 0 2332 4550">
          <text:p/>
        </draw:connector>
        <draw:connector draw:style-name="gr7" draw:text-style-name="P2" draw:layer="layout" svg:x1="11.16cm" svg:y1="12.853cm" svg:x2="17.088cm" svg:y2="10.1cm" draw:start-shape="id5" draw:start-glue-point="1" draw:end-shape="id2" draw:end-glue-point="3" svg:d="M11160 12853h2434v-2753h3494" svg:viewBox="0 0 5929 2754">
          <text:p/>
        </draw:connector>
        <draw:frame draw:style-name="gr8" draw:text-style-name="P3" xml:id="id6" draw:id="id6" draw:layer="layout" svg:width="1.057cm" svg:height="1.057cm" svg:x="9.785cm" svg:y="2.587cm">
          <draw:image xlink:href="Pictures/1000000000000028000000289915660A01307A8B.png" xlink:type="simple" xlink:show="embed" xlink:actuate="onLoad" draw:mime-type="image/png">
            <text:p text:style-name="P3"><text:tab/><text:tab/><text:tab/><text:tab/><text:tab/><text:tab/>Certificate Manager</text:p>
          </draw:image>
        </draw:frame>
        <draw:connector draw:style-name="gr9" draw:text-style-name="P3" draw:layer="layout" svg:x1="10.313cm" svg:y1="3.644cm" svg:x2="10.313cm" svg:y2="5.023cm" draw:start-shape="id6" draw:start-glue-point="2" draw:end-shape="id4" svg:d="M10313 3644v1379" svg:viewBox="0 0 1 1380">
          <text:p/>
        </draw:connector>
        <draw:connector draw:style-name="gr9" draw:text-style-name="P3" draw:layer="layout" svg:x1="7.454cm" svg:y1="10.1cm" svg:x2="17.088cm" svg:y2="10.1cm" draw:start-shape="id3" draw:start-glue-point="1" draw:end-shape="id2" draw:end-glue-point="3" svg:d="M7454 10100h9634" svg:viewBox="0 0 9635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byssinica SIL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826 1131 754" svg:d="M566 826l-566 754 114-85 136-68 148-46 161-17 161 13 153 46 140 68 118 89z"/>
    <draw:marker draw:name="Arrowheads_20_13" draw:display-name="Arrowheads 13" svg:viewBox="0 0 1013 1130" svg:d="M1009 1050l-449-1008-22-30-29-12-34 12-21 26-449 1012-5 13v8l5 21 12 21 17 13 21 4h903l21-4 21-13 9-21 4-21v-8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10:15:18.555572018</meta:creation-date>
    <dc:date>2025-01-17T08:22:34.740875240</dc:date>
    <meta:editing-duration>PT34M45S</meta:editing-duration>
    <meta:editing-cycles>4</meta:editing-cycles>
    <meta:generator>LibreOffice/7.1.8.1$Linux_X86_64 LibreOffice_project/10$Build-1</meta:generator>
    <meta:document-statistic meta:object-count="16"/>
  </office:meta>
</office:document-meta>
</file>